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</office:automatic-styles>
  <office:body>
    <office:text>
      <text:p text:style-name="Standard">This is left alignment. This is left alignment. This is left alignment. </text:p>
      <text:p text:style-name="P1">This is centered alignment. This is centered alignment. This is centered alignment. </text:p>
      <text:p text:style-name="P2">This is right alignment. This is right alignment. This is right alignment.</text:p>
      <text:p text:style-name="P3">This is justified alignment. This is justified alignment. This is justified align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